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53" office:value-type="string" calcext:value-type="string">
            <text:p>NF 13131 - mens. 08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06" calcext:value-type="date">
            <text:p>06/12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53" office:value-type="string" calcext:value-type="string">
            <text:p>NF 13144 - mens. 09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53" office:value-type="string" calcext:value-type="string">
            <text:p>NF 13157 - mens. 10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53" office:value-type="string" calcext:value-type="string">
            <text:p>NF 13170 - mens. 11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6]-[.F6]" office:value-type="float" office:value="580" calcext:value-type="float">
            <text:p>5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7]-[.F7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53" office:value-type="string" calcext:value-type="string">
            <text:p>NF 13279 - mens. 07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3]-[.F13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53" office:value-type="string" calcext:value-type="string">
            <text:p>NF 13293 - mens. 08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4]-[.F14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4])" office:value-type="float" office:value="5300" calcext:value-type="float">
            <text:p>5.30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3.245941116">00:00:00</text:time></text:span><text:span text:style-name="MT2"><text:time style:data-style-name="N2" text:time-value="14:08:13.245964667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3.2498979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09-01T14:08:13.583626503</dc:date>
    <dc:language>pt-PT</dc:language>
    <meta:editing-cycles>698</meta:editing-cycles>
    <meta:editing-duration>P1DT10H5M57S</meta:editing-duration>
    <meta:print-date>2020-06-04T09:49:02.903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